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5.66mm"/>
    </style:style>
    <style:style style:name="co4" style:family="table-column">
      <style:table-column-properties fo:break-before="auto" style:column-width="27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3mm"/>
    </style:style>
    <style:style style:name="co7" style:family="table-column">
      <style:table-column-properties fo:break-before="auto" style:column-width="3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PResults5" table:style-name="ta1">
        <table:shapes>
          <draw:frame draw:z-index="0" draw:style-name="gr1" draw:text-style-name="P1" svg:width="382.16mm" svg:height="246.85mm" svg:x="0mm" svg:y="551.9mm">
            <draw:object draw:notify-on-update-of-ranges="LPResults5.A1:LPResults5.A1 LPResults5.A2:LPResults5.A121 LPResults5.C1:LPResults5.C1 LPResults5.C2:LPResults5.C121 LPResults5.G1:LPResults5.G1 LPResults5.G2:LPResults5.G121 LPResults5.K1:LPResults5.K1 LPResults5.K2:LPResults5.K121 LPResults5.O1:LPResults5.O1 LPResults5.O2:LPResults5.O1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nstances (KNP capacity, num of items, correletion coeff)</text:p>
          </table:table-cell>
          <table:table-cell office:value-type="string" calcext:value-type="string">
            <text:p>LP time</text:p>
          </table:table-cell>
          <table:table-cell office:value-type="string" calcext:value-type="string">
            <text:p>LP vaue</text:p>
          </table:table-cell>
          <table:table-cell office:value-type="string" calcext:value-type="string">
            <text:p>LP weight used</text:p>
          </table:table-cell>
          <table:table-cell/>
          <table:table-cell office:value-type="string" calcext:value-type="string">
            <text:p>greedy time</text:p>
          </table:table-cell>
          <table:table-cell office:value-type="string" calcext:value-type="string">
            <text:p>greedy value</text:p>
          </table:table-cell>
          <table:table-cell office:value-type="string" calcext:value-type="string">
            <text:p>greedy weight used</text:p>
          </table:table-cell>
          <table:table-cell/>
          <table:table-cell office:value-type="string" calcext:value-type="string">
            <text:p>BAB time</text:p>
          </table:table-cell>
          <table:table-cell office:value-type="string" calcext:value-type="string">
            <text:p>BAB value</text:p>
          </table:table-cell>
          <table:table-cell office:value-type="string" calcext:value-type="string">
            <text:p>BAB weight used</text:p>
          </table:table-cell>
          <table:table-cell/>
          <table:table-cell office:value-type="string" calcext:value-type="string">
            <text:p>Dyn time</text:p>
          </table:table-cell>
          <table:table-cell office:value-type="string" calcext:value-type="string">
            <text:p>Dyn value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1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2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8.7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609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5.3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9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5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5.4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0006" calcext:value-type="float">
            <text:p>0,0000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2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9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1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48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8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0009" calcext:value-type="float">
            <text:p>0,0000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47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4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5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00004" calcext:value-type="float">
            <text:p>0,00004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4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07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5.6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4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5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6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3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935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00005" calcext:value-type="float">
            <text:p>0,000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8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9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5.7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5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53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00008" calcext:value-type="float">
            <text:p>0,00008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8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68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2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5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2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5.3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1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3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7.1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0007" calcext:value-type="float">
            <text:p>0,0000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7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00005" calcext:value-type="float">
            <text:p>0,000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6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1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5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8.4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72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7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6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3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4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7e-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10,0.5)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1539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92</text:p>
          </table:table-cell>
          <table:table-cell office:value-type="float" office:value="1443" calcext:value-type="float">
            <text:p>144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4.4e-05</text:p>
          </table:table-cell>
          <table:table-cell office:value-type="float" office:value="1448" calcext:value-type="float">
            <text:p>14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0007" calcext:value-type="float">
            <text:p>0,0000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1039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9.4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63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76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5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45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36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4.4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3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1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3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62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51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8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57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32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2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77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69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0008" calcext:value-type="float">
            <text:p>0,00008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51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0006" calcext:value-type="float">
            <text:p>0,00006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6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4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6.9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27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16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7.5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77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77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7.2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27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3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8.4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39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4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8.1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36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9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4.9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55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5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68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2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4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97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6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0005" calcext:value-type="float">
            <text:p>0,000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5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21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9.4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36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38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7.7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55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2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329.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622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5.9e-05</text:p>
          </table:table-cell>
          <table:table-cell office:value-type="float" office:value="2254" calcext:value-type="float">
            <text:p>22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.000118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1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24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07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09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18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86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44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38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8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4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3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74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27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59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6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35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53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704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36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54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8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8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85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2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94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635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25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5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1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09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1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57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9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1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8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.6e-05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4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.3e-05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69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95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009" calcext:value-type="float">
            <text:p>0,00009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5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1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6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2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5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15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96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81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43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.2e-05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5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, 5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2957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517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112</text:p>
          </table:table-cell>
          <table:table-cell office:value-type="float" office:value="2883" calcext:value-type="float">
            <text:p>2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442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954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24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3006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01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11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821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49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16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0959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7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12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2901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38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11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898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22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22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3307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98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26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419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32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8.6e-0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498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26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9.5e-0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2488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88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1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29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22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8.5e-0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544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32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2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2137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99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07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2085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21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9.2e-0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316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03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6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86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36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0804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6" calcext:value-type="float">
            <text:p>0,000006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746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9.6e-0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005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03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42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0853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37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122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094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1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5566.0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855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00266</text:p>
          </table:table-cell>
          <table:table-cell office:value-type="float" office:value="5511" calcext:value-type="float">
            <text:p>55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0.011402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9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2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85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22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47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3318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17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05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6544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85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29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5352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02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49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8766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54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27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4127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08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32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7036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55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81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3577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29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281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9312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36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11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7568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1282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276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7015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37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04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8569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969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491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7613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75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412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7535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6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55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9698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457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61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4914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61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27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40094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62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43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40705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536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37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35894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, 200,0.5)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7103.9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.000906</text:p>
          </table:table-cell>
          <table:table-cell office:value-type="float" office:value="7013" calcext:value-type="float">
            <text:p>701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0.000388</text:p>
          </table:table-cell>
          <table:table-cell office:value-type="float" office:value="7039" calcext:value-type="float">
            <text:p>703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0.040948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string" calcext:value-type="string">
            <text:p>1.1e-05</text:p>
          </table:table-cell>
          <table:table-cell office:value-type="string" calcext:value-type="string">
            <text:p>26394.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717</text:p>
          </table:table-cell>
          <table:table-cell office:value-type="float" office:value="26378" calcext:value-type="float">
            <text:p>26378</text:p>
          </table:table-cell>
          <table:table-cell office:value-type="float" office:value="9993" calcext:value-type="float">
            <text:p>9993</text:p>
          </table:table-cell>
          <table:table-cell/>
          <table:table-cell office:value-type="string" calcext:value-type="string">
            <text:p>0.001311</text:p>
          </table:table-cell>
          <table:table-cell office:value-type="float" office:value="26378" calcext:value-type="float">
            <text:p>26378</text:p>
          </table:table-cell>
          <table:table-cell office:value-type="float" office:value="9993" calcext:value-type="float">
            <text:p>9993</text:p>
          </table:table-cell>
          <table:table-cell/>
          <table:table-cell office:value-type="string" calcext:value-type="string">
            <text:p>11.1703</text:p>
          </table:table-cell>
          <table:table-cell office:value-type="float" office:value="26381" calcext:value-type="float">
            <text:p>26381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string" calcext:value-type="string">
            <text:p>1.4e-05</text:p>
          </table:table-cell>
          <table:table-cell office:value-type="string" calcext:value-type="string">
            <text:p>29346.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01</text:p>
          </table:table-cell>
          <table:table-cell office:value-type="float" office:value="29332" calcext:value-type="float">
            <text:p>29332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0.000809</text:p>
          </table:table-cell>
          <table:table-cell office:value-type="float" office:value="29332" calcext:value-type="float">
            <text:p>29332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11.1598</text:p>
          </table:table-cell>
          <table:table-cell office:value-type="float" office:value="29332" calcext:value-type="float">
            <text:p>29332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24433.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95</text:p>
          </table:table-cell>
          <table:table-cell office:value-type="float" office:value="24346" calcext:value-type="float">
            <text:p>24346</text:p>
          </table:table-cell>
          <table:table-cell office:value-type="float" office:value="9946" calcext:value-type="float">
            <text:p>9946</text:p>
          </table:table-cell>
          <table:table-cell/>
          <table:table-cell office:value-type="string" calcext:value-type="string">
            <text:p>0.002688</text:p>
          </table:table-cell>
          <table:table-cell office:value-type="float" office:value="24402" calcext:value-type="float">
            <text:p>24402</text:p>
          </table:table-cell>
          <table:table-cell office:value-type="float" office:value="9993" calcext:value-type="float">
            <text:p>9993</text:p>
          </table:table-cell>
          <table:table-cell/>
          <table:table-cell office:value-type="string" calcext:value-type="string">
            <text:p>9.8667</text:p>
          </table:table-cell>
          <table:table-cell office:value-type="float" office:value="24402" calcext:value-type="float">
            <text:p>24402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8" calcext:value-type="float">
            <text:p>0,000008</text:p>
          </table:table-cell>
          <table:table-cell office:value-type="string" calcext:value-type="string">
            <text:p>25813.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9</text:p>
          </table:table-cell>
          <table:table-cell office:value-type="float" office:value="25786" calcext:value-type="float">
            <text:p>25786</text:p>
          </table:table-cell>
          <table:table-cell office:value-type="float" office:value="9991" calcext:value-type="float">
            <text:p>9991</text:p>
          </table:table-cell>
          <table:table-cell/>
          <table:table-cell office:value-type="string" calcext:value-type="string">
            <text:p>0.001158</text:p>
          </table:table-cell>
          <table:table-cell office:value-type="float" office:value="25786" calcext:value-type="float">
            <text:p>25786</text:p>
          </table:table-cell>
          <table:table-cell office:value-type="float" office:value="9991" calcext:value-type="float">
            <text:p>9991</text:p>
          </table:table-cell>
          <table:table-cell/>
          <table:table-cell office:value-type="string" calcext:value-type="string">
            <text:p>11.4671</text:p>
          </table:table-cell>
          <table:table-cell office:value-type="float" office:value="25786" calcext:value-type="float">
            <text:p>25786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8" calcext:value-type="float">
            <text:p>0,000008</text:p>
          </table:table-cell>
          <table:table-cell office:value-type="string" calcext:value-type="string">
            <text:p>26346.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57</text:p>
          </table:table-cell>
          <table:table-cell office:value-type="float" office:value="26250" calcext:value-type="float">
            <text:p>26250</text:p>
          </table:table-cell>
          <table:table-cell office:value-type="float" office:value="9936" calcext:value-type="float">
            <text:p>9936</text:p>
          </table:table-cell>
          <table:table-cell/>
          <table:table-cell office:value-type="string" calcext:value-type="string">
            <text:p>0.001873</text:p>
          </table:table-cell>
          <table:table-cell office:value-type="float" office:value="26311" calcext:value-type="float">
            <text:p>26311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string" calcext:value-type="string">
            <text:p>11.6859</text:p>
          </table:table-cell>
          <table:table-cell office:value-type="float" office:value="26311" calcext:value-type="float">
            <text:p>26311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24979.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46</text:p>
          </table:table-cell>
          <table:table-cell office:value-type="float" office:value="24952" calcext:value-type="float">
            <text:p>24952</text:p>
          </table:table-cell>
          <table:table-cell office:value-type="float" office:value="9993" calcext:value-type="float">
            <text:p>9993</text:p>
          </table:table-cell>
          <table:table-cell/>
          <table:table-cell office:value-type="string" calcext:value-type="string">
            <text:p>0.001155</text:p>
          </table:table-cell>
          <table:table-cell office:value-type="float" office:value="24961" calcext:value-type="float">
            <text:p>2496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0.115</text:p>
          </table:table-cell>
          <table:table-cell office:value-type="float" office:value="24961" calcext:value-type="float">
            <text:p>24961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25647.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28</text:p>
          </table:table-cell>
          <table:table-cell office:value-type="float" office:value="25546" calcext:value-type="float">
            <text:p>25546</text:p>
          </table:table-cell>
          <table:table-cell office:value-type="float" office:value="9934" calcext:value-type="float">
            <text:p>9934</text:p>
          </table:table-cell>
          <table:table-cell/>
          <table:table-cell office:value-type="string" calcext:value-type="string">
            <text:p>0.001671</text:p>
          </table:table-cell>
          <table:table-cell office:value-type="float" office:value="25623" calcext:value-type="float">
            <text:p>25623</text:p>
          </table:table-cell>
          <table:table-cell office:value-type="float" office:value="9990" calcext:value-type="float">
            <text:p>9990</text:p>
          </table:table-cell>
          <table:table-cell/>
          <table:table-cell office:value-type="string" calcext:value-type="string">
            <text:p>10.5636</text:p>
          </table:table-cell>
          <table:table-cell office:value-type="float" office:value="25629" calcext:value-type="float">
            <text:p>25629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8" calcext:value-type="float">
            <text:p>0,000008</text:p>
          </table:table-cell>
          <table:table-cell office:value-type="string" calcext:value-type="string">
            <text:p>25820.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488</text:p>
          </table:table-cell>
          <table:table-cell office:value-type="float" office:value="25698" calcext:value-type="float">
            <text:p>25698</text:p>
          </table:table-cell>
          <table:table-cell office:value-type="float" office:value="9953" calcext:value-type="float">
            <text:p>9953</text:p>
          </table:table-cell>
          <table:table-cell/>
          <table:table-cell office:value-type="string" calcext:value-type="string">
            <text:p>0.005801</text:p>
          </table:table-cell>
          <table:table-cell office:value-type="float" office:value="25792" calcext:value-type="float">
            <text:p>2579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0.6013</text:p>
          </table:table-cell>
          <table:table-cell office:value-type="float" office:value="25792" calcext:value-type="float">
            <text:p>25792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1" calcext:value-type="float">
            <text:p>0,00001</text:p>
          </table:table-cell>
          <table:table-cell office:value-type="string" calcext:value-type="string">
            <text:p>26320.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52</text:p>
          </table:table-cell>
          <table:table-cell office:value-type="float" office:value="26228" calcext:value-type="float">
            <text:p>26228</text:p>
          </table:table-cell>
          <table:table-cell office:value-type="float" office:value="9979" calcext:value-type="float">
            <text:p>9979</text:p>
          </table:table-cell>
          <table:table-cell/>
          <table:table-cell office:value-type="string" calcext:value-type="string">
            <text:p>0.003305</text:p>
          </table:table-cell>
          <table:table-cell office:value-type="float" office:value="26271" calcext:value-type="float">
            <text:p>26271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10.6874</text:p>
          </table:table-cell>
          <table:table-cell office:value-type="float" office:value="26271" calcext:value-type="float">
            <text:p>26271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6" calcext:value-type="float">
            <text:p>0,000006</text:p>
          </table:table-cell>
          <table:table-cell office:value-type="string" calcext:value-type="string">
            <text:p>25129.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26</text:p>
          </table:table-cell>
          <table:table-cell office:value-type="float" office:value="25104" calcext:value-type="float">
            <text:p>25104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string" calcext:value-type="string">
            <text:p>0.000907</text:p>
          </table:table-cell>
          <table:table-cell office:value-type="float" office:value="25104" calcext:value-type="float">
            <text:p>25104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string" calcext:value-type="string">
            <text:p>10.2973</text:p>
          </table:table-cell>
          <table:table-cell office:value-type="float" office:value="25104" calcext:value-type="float">
            <text:p>25104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26585.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44</text:p>
          </table:table-cell>
          <table:table-cell office:value-type="float" office:value="26494" calcext:value-type="float">
            <text:p>26494</text:p>
          </table:table-cell>
          <table:table-cell office:value-type="float" office:value="9965" calcext:value-type="float">
            <text:p>9965</text:p>
          </table:table-cell>
          <table:table-cell/>
          <table:table-cell office:value-type="string" calcext:value-type="string">
            <text:p>0.002683</text:p>
          </table:table-cell>
          <table:table-cell office:value-type="float" office:value="26553" calcext:value-type="float">
            <text:p>26553</text:p>
          </table:table-cell>
          <table:table-cell office:value-type="float" office:value="9982" calcext:value-type="float">
            <text:p>9982</text:p>
          </table:table-cell>
          <table:table-cell/>
          <table:table-cell office:value-type="string" calcext:value-type="string">
            <text:p>11.0021</text:p>
          </table:table-cell>
          <table:table-cell office:value-type="float" office:value="26553" calcext:value-type="float">
            <text:p>26553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25916.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53</text:p>
          </table:table-cell>
          <table:table-cell office:value-type="float" office:value="25856" calcext:value-type="float">
            <text:p>25856</text:p>
          </table:table-cell>
          <table:table-cell office:value-type="float" office:value="9963" calcext:value-type="float">
            <text:p>9963</text:p>
          </table:table-cell>
          <table:table-cell/>
          <table:table-cell office:value-type="string" calcext:value-type="string">
            <text:p>0.001125</text:p>
          </table:table-cell>
          <table:table-cell office:value-type="float" office:value="25901" calcext:value-type="float">
            <text:p>25901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11.5678</text:p>
          </table:table-cell>
          <table:table-cell office:value-type="float" office:value="25901" calcext:value-type="float">
            <text:p>25901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8" calcext:value-type="float">
            <text:p>0,000008</text:p>
          </table:table-cell>
          <table:table-cell office:value-type="float" office:value="25416" calcext:value-type="float">
            <text:p>2541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62</text:p>
          </table:table-cell>
          <table:table-cell office:value-type="float" office:value="25393" calcext:value-type="float">
            <text:p>25393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string" calcext:value-type="string">
            <text:p>0.000734</text:p>
          </table:table-cell>
          <table:table-cell office:value-type="float" office:value="25393" calcext:value-type="float">
            <text:p>25393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string" calcext:value-type="string">
            <text:p>11.0479</text:p>
          </table:table-cell>
          <table:table-cell office:value-type="float" office:value="25393" calcext:value-type="float">
            <text:p>25393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string" calcext:value-type="string">
            <text:p>4.4e-05</text:p>
          </table:table-cell>
          <table:table-cell office:value-type="string" calcext:value-type="string">
            <text:p>24381.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74</text:p>
          </table:table-cell>
          <table:table-cell office:value-type="float" office:value="24314" calcext:value-type="float">
            <text:p>24314</text:p>
          </table:table-cell>
          <table:table-cell office:value-type="float" office:value="9984" calcext:value-type="float">
            <text:p>9984</text:p>
          </table:table-cell>
          <table:table-cell/>
          <table:table-cell office:value-type="string" calcext:value-type="string">
            <text:p>0.001098</text:p>
          </table:table-cell>
          <table:table-cell office:value-type="float" office:value="24365" calcext:value-type="float">
            <text:p>24365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10.4911</text:p>
          </table:table-cell>
          <table:table-cell office:value-type="float" office:value="24365" calcext:value-type="float">
            <text:p>24365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1" calcext:value-type="float">
            <text:p>0,00001</text:p>
          </table:table-cell>
          <table:table-cell office:value-type="string" calcext:value-type="string">
            <text:p>24204.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53</text:p>
          </table:table-cell>
          <table:table-cell office:value-type="float" office:value="24197" calcext:value-type="float">
            <text:p>24197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0.000797</text:p>
          </table:table-cell>
          <table:table-cell office:value-type="float" office:value="24197" calcext:value-type="float">
            <text:p>24197</text:p>
          </table:table-cell>
          <table:table-cell office:value-type="float" office:value="9998" calcext:value-type="float">
            <text:p>9998</text:p>
          </table:table-cell>
          <table:table-cell/>
          <table:table-cell office:value-type="string" calcext:value-type="string">
            <text:p>10.6274</text:p>
          </table:table-cell>
          <table:table-cell office:value-type="float" office:value="24197" calcext:value-type="float">
            <text:p>24197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1" calcext:value-type="float">
            <text:p>0,00001</text:p>
          </table:table-cell>
          <table:table-cell office:value-type="string" calcext:value-type="string">
            <text:p>23681.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77</text:p>
          </table:table-cell>
          <table:table-cell office:value-type="float" office:value="23545" calcext:value-type="float">
            <text:p>23545</text:p>
          </table:table-cell>
          <table:table-cell office:value-type="float" office:value="9946" calcext:value-type="float">
            <text:p>9946</text:p>
          </table:table-cell>
          <table:table-cell/>
          <table:table-cell office:value-type="string" calcext:value-type="string">
            <text:p>0.003959</text:p>
          </table:table-cell>
          <table:table-cell office:value-type="float" office:value="23648" calcext:value-type="float">
            <text:p>23648</text:p>
          </table:table-cell>
          <table:table-cell office:value-type="float" office:value="9995" calcext:value-type="float">
            <text:p>9995</text:p>
          </table:table-cell>
          <table:table-cell/>
          <table:table-cell office:value-type="string" calcext:value-type="string">
            <text:p>9.5315</text:p>
          </table:table-cell>
          <table:table-cell office:value-type="float" office:value="23648" calcext:value-type="float">
            <text:p>23648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string" calcext:value-type="string">
            <text:p>1.4e-05</text:p>
          </table:table-cell>
          <table:table-cell office:value-type="string" calcext:value-type="string">
            <text:p>25463.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05</text:p>
          </table:table-cell>
          <table:table-cell office:value-type="float" office:value="25398" calcext:value-type="float">
            <text:p>25398</text:p>
          </table:table-cell>
          <table:table-cell office:value-type="float" office:value="9959" calcext:value-type="float">
            <text:p>9959</text:p>
          </table:table-cell>
          <table:table-cell/>
          <table:table-cell office:value-type="string" calcext:value-type="string">
            <text:p>0.001577</text:p>
          </table:table-cell>
          <table:table-cell office:value-type="float" office:value="25449" calcext:value-type="float">
            <text:p>2544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10.5792</text:p>
          </table:table-cell>
          <table:table-cell office:value-type="float" office:value="25449" calcext:value-type="float">
            <text:p>25449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24822.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615</text:p>
          </table:table-cell>
          <table:table-cell office:value-type="float" office:value="24667" calcext:value-type="float">
            <text:p>24667</text:p>
          </table:table-cell>
          <table:table-cell office:value-type="float" office:value="9904" calcext:value-type="float">
            <text:p>9904</text:p>
          </table:table-cell>
          <table:table-cell/>
          <table:table-cell office:value-type="string" calcext:value-type="string">
            <text:p>0.005355</text:p>
          </table:table-cell>
          <table:table-cell office:value-type="float" office:value="24793" calcext:value-type="float">
            <text:p>24793</text:p>
          </table:table-cell>
          <table:table-cell office:value-type="float" office:value="9992" calcext:value-type="float">
            <text:p>9992</text:p>
          </table:table-cell>
          <table:table-cell/>
          <table:table-cell office:value-type="string" calcext:value-type="string">
            <text:p>9.5873</text:p>
          </table:table-cell>
          <table:table-cell office:value-type="float" office:value="24779" calcext:value-type="float">
            <text:p>24779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1" calcext:value-type="float">
            <text:p>0,00001</text:p>
          </table:table-cell>
          <table:table-cell office:value-type="string" calcext:value-type="string">
            <text:p>25612.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56</text:p>
          </table:table-cell>
          <table:table-cell office:value-type="float" office:value="25538" calcext:value-type="float">
            <text:p>25538</text:p>
          </table:table-cell>
          <table:table-cell office:value-type="float" office:value="9953" calcext:value-type="float">
            <text:p>9953</text:p>
          </table:table-cell>
          <table:table-cell/>
          <table:table-cell office:value-type="string" calcext:value-type="string">
            <text:p>0.001584</text:p>
          </table:table-cell>
          <table:table-cell office:value-type="float" office:value="25597" calcext:value-type="float">
            <text:p>25597</text:p>
          </table:table-cell>
          <table:table-cell office:value-type="float" office:value="9993" calcext:value-type="float">
            <text:p>9993</text:p>
          </table:table-cell>
          <table:table-cell/>
          <table:table-cell office:value-type="string" calcext:value-type="string">
            <text:p>10.4524</text:p>
          </table:table-cell>
          <table:table-cell office:value-type="float" office:value="25573" calcext:value-type="float">
            <text:p>25573</text:p>
          </table:table-cell>
        </table:table-row>
        <table:table-row table:style-name="ro1">
          <table:table-cell office:value-type="string" calcext:value-type="string">
            <text:p>(10000, 2000,0.5)</text:p>
          </table:table-cell>
          <table:table-cell office:value-type="float" office:value="0.00001" calcext:value-type="float">
            <text:p>0,00001</text:p>
          </table:table-cell>
          <table:table-cell office:value-type="string" calcext:value-type="string">
            <text:p>27164.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.000537</text:p>
          </table:table-cell>
          <table:table-cell office:value-type="float" office:value="27118" calcext:value-type="float">
            <text:p>27118</text:p>
          </table:table-cell>
          <table:table-cell office:value-type="float" office:value="9980" calcext:value-type="float">
            <text:p>9980</text:p>
          </table:table-cell>
          <table:table-cell/>
          <table:table-cell office:value-type="string" calcext:value-type="string">
            <text:p>0.002593</text:p>
          </table:table-cell>
          <table:table-cell office:value-type="float" office:value="27128" calcext:value-type="float">
            <text:p>27128</text:p>
          </table:table-cell>
          <table:table-cell office:value-type="float" office:value="9997" calcext:value-type="float">
            <text:p>9997</text:p>
          </table:table-cell>
          <table:table-cell/>
          <table:table-cell office:value-type="string" calcext:value-type="string">
            <text:p>12.3019</text:p>
          </table:table-cell>
          <table:table-cell office:value-type="float" office:value="27128" calcext:value-type="float">
            <text:p>27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3:04:23.574648000</dc:date>
    <meta:editing-duration>PT11M53S</meta:editing-duration>
    <meta:editing-cycles>2</meta:editing-cycles>
    <meta:generator>LibreOffice/4.4.0.3$MacOSX_X86_64 LibreOffice_project/de093506bcdc5fafd9023ee680b8c60e3e0645d7</meta:generator>
    <meta:document-statistic meta:table-count="1" meta:cell-count="1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17cm" svg:height="24.686cm" xlink:href=".." xlink:type="simple" chart:class="chart:scatter" chart:style-name="ch1">
        <chart:title svg:x="16.856cm" svg:y="0.629cm" chart:style-name="ch2">
          <text:p>Value of the solutions</text:p>
        </chart:title>
        <chart:legend chart:legend-position="end" svg:x="34.872cm" svg:y="11.327cm" style:legend-expansion="high" chart:style-name="ch3"/>
        <chart:plot-area chart:style-name="ch4" table:cell-range-address="LPResults5.A1:LPResults5.A121 LPResults5.C1:LPResults5.C121 LPResults5.G1:LPResults5.G121 LPResults5.K1:LPResults5.K121 LPResults5.O1:LPResults5.O121" chart:data-source-has-labels="both" svg:x="1.72cm" svg:y="1.893cm" svg:width="32.388cm" svg:height="21.374cm">
          <chartooo:coordinate-region svg:x="2.938cm" svg:y="2.085cm" svg:width="30.876cm" svg:height="20.55cm"/>
          <chart:axis chart:dimension="x" chart:name="primary-x" chart:style-name="ch5" chartooo:axis-type="auto">
            <chart:title svg:x="17.182cm" svg:y="23.761cm" chart:style-name="ch6">
              <text:p>Instances</text:p>
            </chart:title>
            <chart:categories table:cell-range-address="LPResults5.A2:LPResults5.A121"/>
          </chart:axis>
          <chart:axis chart:dimension="y" chart:name="primary-y" chart:style-name="ch5">
            <chart:title svg:x="0.451cm" svg:y="13.031cm" chart:style-name="ch7">
              <text:p>Value</text:p>
            </chart:title>
            <chart:grid chart:style-name="ch8" chart:class="major"/>
          </chart:axis>
          <chart:series chart:style-name="ch9" chart:values-cell-range-address="LPResults5.C2:LPResults5.C121" chart:label-cell-address="LPResults5.C1:LPResults5.C1" chart:class="chart:scatter">
            <chart:data-point chart:repeated="120"/>
          </chart:series>
          <chart:series chart:style-name="ch10" chart:values-cell-range-address="LPResults5.G2:LPResults5.G121" chart:label-cell-address="LPResults5.G1:LPResults5.G1" chart:class="chart:scatter">
            <chart:data-point chart:repeated="120"/>
          </chart:series>
          <chart:series chart:style-name="ch11" chart:values-cell-range-address="LPResults5.K2:LPResults5.K121" chart:label-cell-address="LPResults5.K1:LPResults5.K1" chart:class="chart:scatter">
            <chart:data-point chart:repeated="120"/>
          </chart:series>
          <chart:series chart:style-name="ch12" chart:values-cell-range-address="LPResults5.O2:LPResults5.O121" chart:label-cell-address="LPResults5.O1:LPResults5.O1" chart:class="chart:scatter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 vaue</text:p>
                <draw:g>
                  <svg:desc>LPResults5.C1:LPResults5.C1</svg:desc>
                </draw:g>
              </table:table-cell>
              <table:table-cell office:value-type="string">
                <text:p>greedy value</text:p>
                <draw:g>
                  <svg:desc>LPResults5.G1:LPResults5.G1</svg:desc>
                </draw:g>
              </table:table-cell>
              <table:table-cell office:value-type="string">
                <text:p>BAB value</text:p>
                <draw:g>
                  <svg:desc>LPResults5.K1:LPResults5.K1</svg:desc>
                </draw:g>
              </table:table-cell>
              <table:table-cell office:value-type="string">
                <text:p>Dyn value</text:p>
                <draw:g>
                  <svg:desc>LPResults5.O1:LPResults5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100, 10,0.5)</text:p>
                <draw:g>
                  <svg:desc>LPResults5.A2:LPResults5.A121</svg:desc>
                </draw:g>
              </table:table-cell>
              <table:table-cell office:value-type="float" office:value="NaN">
                <text:p>NaN</text:p>
                <draw:g>
                  <svg:desc>LPResults5.C2:LPResults5.C121</svg:desc>
                </draw:g>
              </table:table-cell>
              <table:table-cell office:value-type="float" office:value="1443">
                <text:p>1443</text:p>
                <draw:g>
                  <svg:desc>LPResults5.G2:LPResults5.G121</svg:desc>
                </draw:g>
              </table:table-cell>
              <table:table-cell office:value-type="float" office:value="1448">
                <text:p>1448</text:p>
                <draw:g>
                  <svg:desc>LPResults5.K2:LPResults5.K121</svg:desc>
                </draw:g>
              </table:table-cell>
              <table:table-cell office:value-type="float" office:value="1477">
                <text:p>1477</text:p>
                <draw:g>
                  <svg:desc>LPResults5.O2:LPResults5.O121</svg:desc>
                </draw:g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10,0.5)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1448">
                <text:p>14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20,0.5)</text:p>
              </table:table-cell>
              <table:table-cell office:value-type="float" office:value="NaN">
                <text:p>NaN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, 50,0.5)</text:p>
              </table:table-cell>
              <table:table-cell office:value-type="float" office:value="NaN">
                <text:p>NaN</text:p>
              </table:table-cell>
              <table:table-cell office:value-type="float" office:value="2776">
                <text:p>2776</text:p>
              </table:table-cell>
              <table:table-cell office:value-type="float" office:value="2883">
                <text:p>2883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100,0.5)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, 200,0.5)</text:p>
              </table:table-cell>
              <table:table-cell office:value-type="float" office:value="NaN">
                <text:p>NaN</text:p>
              </table:table-cell>
              <table:table-cell office:value-type="float" office:value="7013">
                <text:p>7013</text:p>
              </table:table-cell>
              <table:table-cell office:value-type="float" office:value="7039">
                <text:p>7039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6378">
                <text:p>26378</text:p>
              </table:table-cell>
              <table:table-cell office:value-type="float" office:value="26378">
                <text:p>26378</text:p>
              </table:table-cell>
              <table:table-cell office:value-type="float" office:value="26381">
                <text:p>26381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9332">
                <text:p>29332</text:p>
              </table:table-cell>
              <table:table-cell office:value-type="float" office:value="29332">
                <text:p>29332</text:p>
              </table:table-cell>
              <table:table-cell office:value-type="float" office:value="29332">
                <text:p>29332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4346">
                <text:p>24346</text:p>
              </table:table-cell>
              <table:table-cell office:value-type="float" office:value="24402">
                <text:p>24402</text:p>
              </table:table-cell>
              <table:table-cell office:value-type="float" office:value="24402">
                <text:p>24402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5786">
                <text:p>25786</text:p>
              </table:table-cell>
              <table:table-cell office:value-type="float" office:value="25786">
                <text:p>25786</text:p>
              </table:table-cell>
              <table:table-cell office:value-type="float" office:value="25786">
                <text:p>25786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6250">
                <text:p>26250</text:p>
              </table:table-cell>
              <table:table-cell office:value-type="float" office:value="26311">
                <text:p>26311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4952">
                <text:p>24952</text:p>
              </table:table-cell>
              <table:table-cell office:value-type="float" office:value="24961">
                <text:p>24961</text:p>
              </table:table-cell>
              <table:table-cell office:value-type="float" office:value="24961">
                <text:p>24961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5546">
                <text:p>25546</text:p>
              </table:table-cell>
              <table:table-cell office:value-type="float" office:value="25623">
                <text:p>25623</text:p>
              </table:table-cell>
              <table:table-cell office:value-type="float" office:value="25629">
                <text:p>25629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5698">
                <text:p>25698</text:p>
              </table:table-cell>
              <table:table-cell office:value-type="float" office:value="25792">
                <text:p>25792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6228">
                <text:p>26228</text:p>
              </table:table-cell>
              <table:table-cell office:value-type="float" office:value="26271">
                <text:p>26271</text:p>
              </table:table-cell>
              <table:table-cell office:value-type="float" office:value="26271">
                <text:p>26271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5104">
                <text:p>25104</text:p>
              </table:table-cell>
              <table:table-cell office:value-type="float" office:value="25104">
                <text:p>25104</text:p>
              </table:table-cell>
              <table:table-cell office:value-type="float" office:value="25104">
                <text:p>25104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6494">
                <text:p>26494</text:p>
              </table:table-cell>
              <table:table-cell office:value-type="float" office:value="26553">
                <text:p>26553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5856">
                <text:p>25856</text:p>
              </table:table-cell>
              <table:table-cell office:value-type="float" office:value="25901">
                <text:p>25901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25416">
                <text:p>25416</text:p>
              </table:table-cell>
              <table:table-cell office:value-type="float" office:value="25393">
                <text:p>25393</text:p>
              </table:table-cell>
              <table:table-cell office:value-type="float" office:value="25393">
                <text:p>25393</text:p>
              </table:table-cell>
              <table:table-cell office:value-type="float" office:value="25393">
                <text:p>25393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4314">
                <text:p>24314</text:p>
              </table:table-cell>
              <table:table-cell office:value-type="float" office:value="24365">
                <text:p>24365</text:p>
              </table:table-cell>
              <table:table-cell office:value-type="float" office:value="24365">
                <text:p>24365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4197">
                <text:p>24197</text:p>
              </table:table-cell>
              <table:table-cell office:value-type="float" office:value="24197">
                <text:p>24197</text:p>
              </table:table-cell>
              <table:table-cell office:value-type="float" office:value="24197">
                <text:p>24197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3545">
                <text:p>23545</text:p>
              </table:table-cell>
              <table:table-cell office:value-type="float" office:value="23648">
                <text:p>23648</text:p>
              </table:table-cell>
              <table:table-cell office:value-type="float" office:value="23648">
                <text:p>23648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5398">
                <text:p>25398</text:p>
              </table:table-cell>
              <table:table-cell office:value-type="float" office:value="25449">
                <text:p>25449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4667">
                <text:p>24667</text:p>
              </table:table-cell>
              <table:table-cell office:value-type="float" office:value="24793">
                <text:p>24793</text:p>
              </table:table-cell>
              <table:table-cell office:value-type="float" office:value="24779">
                <text:p>24779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5538">
                <text:p>25538</text:p>
              </table:table-cell>
              <table:table-cell office:value-type="float" office:value="25597">
                <text:p>25597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(10000, 2000,0.5)</text:p>
              </table:table-cell>
              <table:table-cell office:value-type="float" office:value="NaN">
                <text:p>NaN</text:p>
              </table:table-cell>
              <table:table-cell office:value-type="float" office:value="27118">
                <text:p>27118</text:p>
              </table:table-cell>
              <table:table-cell office:value-type="float" office:value="27128">
                <text:p>27128</text:p>
              </table:table-cell>
              <table:table-cell office:value-type="float" office:value="27128">
                <text:p>27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